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fo:font-size="18pt" fo:font-style="normal" style:text-underline-style="none" fo:font-weight="bold" style:font-size-asian="18pt" style:font-style-asian="normal" style:font-weight-asian="bold" style:font-size-complex="18pt" style:font-style-complex="normal" style:font-weight-complex="bol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y samples and not the whole population?</text:p>
      <text:p text:style-name="Standard"/>
      <text:p text:style-name="Text_20_body">Here’s why samples are often used in data science and statistics:</text:p>
      <text:list xml:id="list8222261600506949987" text:style-name="L1">
        <text:list-item>
          <text:p text:style-name="P1"><text:span text:style-name="Strong_20_Emphasis">Practical Constraints:</text:span> In many cases, it's impractical or too costly to collect data from everyone in a population, especially if it’s large or spread out.</text:p>
        </text:list-item>
        <text:list-item>
          <text:p text:style-name="P1"><text:span text:style-name="Strong_20_Emphasis">Time Efficiency:</text:span> Sampling is faster than conducting a census of an entire population, which allows for quicker analysis and decision-making.</text:p>
        </text:list-item>
        <text:list-item>
          <text:p text:style-name="P1"><text:span text:style-name="Strong_20_Emphasis">Feasibility:</text:span> Sometimes, the population itself is infinite or continuously changing (like daily website visitors), so sampling is the only viable approach.</text:p>
        </text:list-item>
        <text:list-item>
          <text:p text:style-name="P1"><text:span text:style-name="Strong_20_Emphasis">Manageable Data Volume:</text:span> Handling a smaller sample is easier in terms of storage, computation, and processing.</text:p>
        </text:list-item>
      </text:list>
      <text:p text:style-name="Text_20_body">If we did have data from the entire population, we wouldn’t need to infer or estimate—it would be complete information! But, since full population data is often unavailable, we use samples to make estimates about the population parameters.</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kram MTir</meta:initial-creator>
    <meta:creation-date>2024-11-14T22:31:10.73</meta:creation-date>
    <meta:document-statistic meta:table-count="0" meta:image-count="0" meta:object-count="0" meta:page-count="1" meta:paragraph-count="7" meta:word-count="142" meta:character-count="911"/>
    <dc:date>2024-11-14T22:32:26.74</dc:date>
    <dc:creator>Akram MTir</dc:creator>
    <meta:editing-duration>PT1M16S</meta:editing-duration>
    <meta:editing-cycles>1</meta:editing-cycles>
    <meta:generator>OpenOffice/4.1.11$Win32 OpenOffice.org_project/4111m1$Build-9808</meta:generator>
  </office:meta>
</office:document-meta>
</file>